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ableColumn3" style:family="table-column">
      <style:table-column-properties style:column-width="1.5791in"/>
    </style:style>
    <style:style style:name="TableColumn4" style:family="table-column">
      <style:table-column-properties style:column-width="5.6048in"/>
    </style:style>
    <style:style style:name="Table2" style:family="table">
      <style:table-properties style:width="7.184in" style:rel-width="110.64%" fo:margin-left="-0.2923in" table:align="left"/>
    </style:style>
    <style:style style:name="TableRow5" style:family="table-row">
      <style:table-row-properties style:min-row-height="0.4458in"/>
    </style:style>
    <style:style style:name="TableCell6" style:family="table-cell">
      <style:table-cell-properties fo:border="0.0069in solid #C0C0C0" fo:background-color="#808080" style:writing-mode="lr-tb" fo:padding-top="0.0395in" fo:padding-left="0.0826in" fo:padding-bottom="0.0194in" fo:padding-right="0.0826in"/>
    </style:style>
    <style:style style:name="TableCell7" style:family="table-cell">
      <style:table-cell-properties fo:border="0.0069in solid #C0C0C0" fo:background-color="#808080" style:writing-mode="lr-tb" fo:padding-top="0.0395in" fo:padding-left="0.0826in" fo:padding-bottom="0.0194in" fo:padding-right="0.0826in"/>
    </style:style>
    <style:style style:name="TableRow8" style:family="table-row">
      <style:table-row-properties style:min-row-height="1.8097in"/>
    </style:style>
    <style:style style:name="TableCell9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10" style:parent-style-name="Tabletext" style:family="paragraph">
      <style:text-properties fo:font-weight="bold" style:font-weight-asian="bold"/>
    </style:style>
    <style:style style:name="P11" style:parent-style-name="Tabletext" style:family="paragraph">
      <style:text-properties style:font-weight-complex="bold"/>
    </style:style>
    <style:style style:name="TableCell12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13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6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17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18" style:family="table-row">
      <style:table-row-properties style:min-row-height="2.1375in"/>
    </style:style>
    <style:style style:name="TableCell19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20" style:parent-style-name="Tabletext" style:family="paragraph">
      <style:text-properties fo:font-weight="bold" style:font-weight-asian="bold"/>
    </style:style>
    <style:style style:name="P21" style:parent-style-name="Tabletext" style:family="paragraph">
      <style:text-properties style:font-weight-complex="bold"/>
    </style:style>
    <style:style style:name="TableCell22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23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4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6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7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28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29" style:family="table-row">
      <style:table-row-properties style:min-row-height="1.4541in"/>
    </style:style>
    <style:style style:name="TableCell30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31" style:parent-style-name="Tabletext" style:family="paragraph">
      <style:text-properties fo:font-weight="bold" style:font-weight-asian="bold"/>
    </style:style>
    <style:style style:name="P32" style:parent-style-name="Tabletext" style:family="paragraph">
      <style:text-properties style:font-weight-complex="bold"/>
    </style:style>
    <style:style style:name="P33" style:parent-style-name="Tabletext" style:family="paragraph">
      <style:text-properties style:font-weight-complex="bold"/>
    </style:style>
    <style:style style:name="TableCell34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3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36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37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38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39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P40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41" style:family="table-row">
      <style:table-row-properties style:min-row-height="0.4159in"/>
    </style:style>
    <style:style style:name="TableCell42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43" style:parent-style-name="Tabletext" style:family="paragraph">
      <style:text-properties fo:font-weight="bold" style:font-weight-asian="bold"/>
    </style:style>
    <style:style style:name="TableCell44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4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46" style:family="table-row">
      <style:table-row-properties style:min-row-height="0.4458in"/>
    </style:style>
    <style:style style:name="TableCell47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48" style:parent-style-name="Tabletext" style:family="paragraph">
      <style:text-properties fo:font-weight="bold" style:font-weight-asian="bold"/>
    </style:style>
    <style:style style:name="TableCell49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50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51" style:family="table-row">
      <style:table-row-properties style:min-row-height="0.4159in"/>
    </style:style>
    <style:style style:name="TableCell52" style:family="table-cell">
      <style:table-cell-properties fo:border="0.0069in solid #C0C0C0" fo:background-color="#F2F2F2" style:writing-mode="lr-tb" fo:padding-top="0.0395in" fo:padding-left="0.0826in" fo:padding-bottom="0.0194in" fo:padding-right="0.0826in"/>
    </style:style>
    <style:style style:name="P53" style:parent-style-name="Tabletext" style:family="paragraph">
      <style:text-properties fo:font-weight="bold" style:font-weight-asian="bold"/>
    </style:style>
    <style:style style:name="TableCell54" style:family="table-cell">
      <style:table-cell-properties fo:border="0.0069in solid #C0C0C0" style:writing-mode="lr-tb" fo:padding-top="0.0395in" fo:padding-left="0.0826in" fo:padding-bottom="0.0194in" fo:padding-right="0.0826in"/>
    </style:style>
    <style:style style:name="P55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  <style:style style:name="TableRow56" style:family="table-row">
      <style:table-row-properties style:min-row-height="0.4458in"/>
    </style:style>
    <style:style style:name="TableCell57" style:family="table-cell">
      <style:table-cell-properties fo:border-top="0.0069in solid #C0C0C0" fo:border-left="0.0069in solid #C0C0C0" fo:border-bottom="0.0208in solid #C0C0C0" fo:border-right="0.0069in solid #C0C0C0" fo:background-color="#F2F2F2" style:writing-mode="lr-tb" fo:padding-top="0.0395in" fo:padding-left="0.0826in" fo:padding-bottom="0.0194in" fo:padding-right="0.0826in"/>
    </style:style>
    <style:style style:name="P58" style:parent-style-name="Tabletext" style:family="paragraph">
      <style:text-properties fo:font-weight="bold" style:font-weight-asian="bold"/>
    </style:style>
    <style:style style:name="TableCell59" style:family="table-cell">
      <style:table-cell-properties fo:border-top="0.0069in solid #C0C0C0" fo:border-left="0.0069in solid #C0C0C0" fo:border-bottom="0.0208in solid #C0C0C0" fo:border-right="0.0069in solid #C0C0C0" style:writing-mode="lr-tb" fo:padding-top="0.0395in" fo:padding-left="0.0826in" fo:padding-bottom="0.0194in" fo:padding-right="0.0826in"/>
    </style:style>
    <style:style style:name="P60" style:parent-style-name="Normal" style:list-style-name="LFO1" style:family="paragraph">
      <style:paragraph-properties fo:margin-top="0in" fo:margin-bottom="0in"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Meetings Record Sheet with Minutes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headings">Meeting</text:p>
          </table:table-cell>
          <table:table-cell table:style-name="TableCell7">
            <text:p text:style-name="Tableheadings">Topics/work covered at the meeting</text:p>
          </table:table-cell>
        </table:table-row>
        <table:table-row table:style-name="TableRow8">
          <table:table-cell table:style-name="TableCell9">
            <text:p text:style-name="P10">First &amp;Second Meeting</text:p>
            <text:p text:style-name="P11">27/1/21 &amp; 1/2/21</text:p>
          </table:table-cell>
          <table:table-cell table:style-name="TableCell12">
            <text:list text:style-name="LFO1" text:continue-numbering="true">
              <text:list-item>
                <text:p text:style-name="P13">Established Tess as scrum master.</text:p>
              </text:list-item>
              <text:list-item>
                <text:p text:style-name="P14">Discussed Github and labs and how everything is set up and working.</text:p>
              </text:list-item>
              <text:list-item>
                <text:p text:style-name="P15">Improved our<text:s/>understanding of all the repositories/ software and tools we will be using.</text:p>
              </text:list-item>
              <text:list-item>
                <text:p text:style-name="P16">Discussed the use of user interfaces and the limitation of our mediums.</text:p>
              </text:list-item>
              <text:list-item>
                <text:p text:style-name="P17">Scheduled future meeting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Third Meeting</text:p>
            <text:p text:style-name="P21">Wednesday 3/2/21</text:p>
          </table:table-cell>
          <table:table-cell table:style-name="TableCell22">
            <text:list text:style-name="LFO1" text:continue-numbering="true">
              <text:list-item>
                <text:p text:style-name="P23">Established Mike as project owner.</text:p>
              </text:list-item>
              <text:list-item>
                <text:p text:style-name="P24">Discussed the various tools, software and methods we needed to use and how it will impact our work.</text:p>
              </text:list-item>
              <text:list-item>
                <text:p text:style-name="P25">Evaluated what we will need for our first code review.<text:s/></text:p>
              </text:list-item>
              <text:list-item>
                <text:p text:style-name="P26">Recognised the need for a code of conduct. All agreed on content, Mike will write up.</text:p>
              </text:list-item>
              <text:list-item>
                <text:p text:style-name="P27">Decided to take minutes and create a record of all meetings.</text:p>
              </text:list-item>
              <text:list-item>
                <text:p text:style-name="P28">Daniel had already some code for<text:s/>connecting to the database.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Fourth Meeting</text:p>
            <text:p text:style-name="P32">5/2/21</text:p>
            <text:p text:style-name="P33"/>
          </table:table-cell>
          <table:table-cell table:style-name="TableCell34">
            <text:list text:style-name="LFO1" text:continue-numbering="true">
              <text:list-item>
                <text:p text:style-name="P35">Discussed readiness for first code review.</text:p>
              </text:list-item>
              <text:list-item>
                <text:p text:style-name="P36">Made sure we were all comfortable with the lab work/Github/tools etc.</text:p>
              </text:list-item>
              <text:list-item>
                <text:p text:style-name="P37">Established connection to the DB using Daniel’s code to write SQL.</text:p>
              </text:list-item>
              <text:list-item>
                <text:p text:style-name="P38">Established remaining tasks for code review 1</text:p>
              </text:list-item>
              <text:list-item>
                <text:p text:style-name="P39">Agreed to proceed to write SQL queries. Details on project board.</text:p>
              </text:list-item>
              <text:list-item>
                <text:p text:style-name="P40">Agreed procedure and methodology SQL query workload</text:p>
              </text:list-item>
            </text:list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list text:style-name="LFO1" text:continue-numbering="true">
              <text:list-item>
                <text:p text:style-name="P45"/>
              </text:list-item>
            </text:list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list text:style-name="LFO1" text:continue-numbering="true">
              <text:list-item>
                <text:p text:style-name="P50"/>
              </text:list-item>
            </text:list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list text:style-name="LFO1" text:continue-numbering="true">
              <text:list-item>
                <text:p text:style-name="P55"/>
              </text:list-item>
            </text:list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list text:style-name="LFO1" text:continue-numbering="true">
              <text:list-item>
                <text:p text:style-name="P60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125in" fo:margin-bottom="0.0416in" fo:line-height="110%"/>
      <style:text-properties style:font-name="Arial" style:font-name-asian="Times New Roman" fo:font-size="11pt" style:font-size-asian="11pt" style:font-size-complex="12pt" fo:language="en" fo:country="AU" fo:hyphenate="false"/>
    </style:style>
    <style:style style:name="DefaultParagraphFont" style:display-name="Default Paragraph Font" style:family="text"/>
    <style:style style:name="Tabletext" style:display-name="Table text" style:family="paragraph" style:parent-style-name="Normal">
      <style:paragraph-properties fo:margin-top="0.0138in" fo:margin-bottom="0.0138in"/>
      <style:text-properties fo:font-size="10pt" style:font-size-asian="10pt" style:font-size-complex="10pt" fo:hyphenate="false"/>
    </style:style>
    <style:style style:name="Tableheadings" style:display-name="Table headings" style:family="paragraph" style:parent-style-name="Normal">
      <style:paragraph-properties fo:margin-top="0in" fo:margin-bottom="0in"/>
      <style:text-properties fo:font-weight="bold" style:font-weight-asian="bold" style:font-weight-complex="bold" fo:color="#FFFFFF" fo:font-size="12pt" style:font-size-asian="12pt" style:font-size-complex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style:font-name="Arial" style:font-name-asian="Times New Roman" style:font-name-complex="Times New Roman" style:font-size-complex="12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625in"/>
      </style:header-style>
      <style:footer-style>
        <style:header-footer-properties style:dynamic-spacing="true" fo:min-height="-0.125in"/>
      </style:footer-style>
    </style:page-layout>
  </office:automatic-styles>
  <office:master-styles>
    <style:master-page style:name="MP0" style:page-layout-name="PL0">
      <style:footer>
        <text:p text:style-name="Footer">[COMPANY NAME]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veed Ahmed</meta:initial-creator>
    <dc:creator>Mike Lees</dc:creator>
    <meta:creation-date>2021-02-05T12:07:00Z</meta:creation-date>
    <dc:date>2021-02-05T14:51:00Z</dc:date>
    <meta:template xlink:href="Normal.dotm" xlink:type="simple"/>
    <meta:editing-cycles>4</meta:editing-cycles>
    <meta:editing-duration>PT1440S</meta:editing-duration>
    <meta:document-statistic meta:page-count="1" meta:paragraph-count="2" meta:word-count="182" meta:character-count="1218" meta:row-count="8" meta:non-whitespace-character-count="1038"/>
  </office:meta>
</office:document-meta>
</file>